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3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A9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5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5" style:family="table-cell">
      <style:table-cell-properties fo:background-color="#ffffff" fo:padding="0cm" fo:border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Aéreo</text:p>
          </table:table-cell>
          <table:covered-table-cell/>
        </table:table-row>
        <table:table-row>
          <table:table-cell table:style-name="Tabla1.A2" office:value-type="float" office:value="0">
            <text:p text:style-name="P5">Fecha de Emisión: </text:p>
          </table:table-cell>
          <table:table-cell table:style-name="Tabla1.B2" office:value-type="string">
            <text:p text:style-name="P6">20/07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3" office:value-type="string">
            <text:p text:style-name="P1">OCHOA QUISPE RAISA VIRGINI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3" office:value-type="string">
            <text:p text:style-name="P1">CUZ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3" office:value-type="string">
            <text:p text:style-name="P2"><text:span text:style-name="T2">23/07/2021</text:span> 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3" office:value-type="string">
            <text:p text:style-name="P1">OCHOA QUISPE RAISA VIRGINIA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9" office:value-type="float" office:value="0">
            <text:p text:style-name="P3">Total de Cajas:</text:p>
          </table:table-cell>
          <table:table-cell table:style-name="Tabla1.B9" office:value-type="string">
            <text:p text:style-name="P4">6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3" office:value-type="string">
            <text:p text:style-name="P1">6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1">:</text:p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5">
            <text:p text:style-name="P3"/>
          </table:table-cell>
          <table:table-cell table:style-name="Tabla1.B15" office:value-type="string">
            <text:p text:style-name="P1"/>
          </table:table-cell>
        </table:table-row>
        <table:table-row>
          <table:table-cell table:style-name="Tabla1.A9" office:value-type="float" office:value="0">
            <text:p text:style-name="P3">Linea Aérea:</text:p>
          </table:table-cell>
          <table:table-cell table:style-name="Tabla1.B16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2" office:value-type="string">
            <text:p text:style-name="P4">50399381</text:p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2" office:value-type="string">
            <text:p text:style-name="P1">LA2011</text:p>
          </table:table-cell>
        </table:table-row>
        <table:table-row>
          <table:table-cell table:style-name="Tabla1.A7" office:value-type="float" office:value="0">
            <text:p text:style-name="P3">Hora Llegada:</text:p>
          </table:table-cell>
          <table:table-cell table:style-name="Tabla1.B14" office:value-type="string">
            <text:p text:style-name="P1">07:05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8"/>
            <text:p text:style-name="P9">TERMINOS Y CONDICIONES DE RESPONSABILIDAD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2T23:00:42</dc:date>
    <meta:editing-duration>P6DT23H7M26S</meta:editing-duration>
    <meta:editing-cycles>15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21" meta:character-count="1156"/>
  </office:meta>
</office:document-meta>
</file>